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5:53:0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3929" calcext:value-type="float">
            <text:p>183929</text:p>
          </table:table-cell>
          <table:table-cell office:value-type="float" office:value="183740" calcext:value-type="float">
            <text:p>18374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8910" calcext:value-type="float">
            <text:p>38910</text:p>
          </table:table-cell>
          <table:table-cell office:value-type="float" office:value="38851" calcext:value-type="float">
            <text:p>3885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1851" calcext:value-type="float">
            <text:p>31851</text:p>
          </table:table-cell>
          <table:table-cell office:value-type="float" office:value="31829" calcext:value-type="float">
            <text:p>3182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71286" calcext:value-type="float">
            <text:p>171286</text:p>
          </table:table-cell>
          <table:table-cell office:value-type="float" office:value="171093" calcext:value-type="float">
            <text:p>171093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50436" calcext:value-type="float">
            <text:p>50436</text:p>
          </table:table-cell>
          <table:table-cell office:value-type="float" office:value="50383" calcext:value-type="float">
            <text:p>5038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5768" calcext:value-type="float">
            <text:p>25768</text:p>
          </table:table-cell>
          <table:table-cell office:value-type="float" office:value="25751" calcext:value-type="float">
            <text:p>2575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4866801" calcext:value-type="float">
            <text:p>4866801</text:p>
          </table:table-cell>
          <table:table-cell office:value-type="float" office:value="4491345" calcext:value-type="float">
            <text:p>4491345</text:p>
          </table:table-cell>
          <table:table-cell office:value-type="float" office:value="375456" calcext:value-type="float">
            <text:p>375456</text:p>
          </table:table-cell>
          <table:table-cell/>
          <table:table-cell office:value-type="float" office:value="532696" calcext:value-type="float">
            <text:p>532696</text:p>
          </table:table-cell>
          <table:table-cell office:value-type="float" office:value="423472" calcext:value-type="float">
            <text:p>423472</text:p>
          </table:table-cell>
          <table:table-cell office:value-type="float" office:value="109224" calcext:value-type="float">
            <text:p>109224</text:p>
          </table:table-cell>
          <table:table-cell/>
          <table:table-cell office:value-type="float" office:value="340734" calcext:value-type="float">
            <text:p>340734</text:p>
          </table:table-cell>
          <table:table-cell office:value-type="float" office:value="264849" calcext:value-type="float">
            <text:p>264849</text:p>
          </table:table-cell>
          <table:table-cell office:value-type="float" office:value="75885" calcext:value-type="float">
            <text:p>75885</text:p>
          </table:table-cell>
          <table:table-cell/>
          <table:table-cell table:style-name="ce1" table:formula="of:=[.M4]/([.E4]+[.I4]+[.M4])" office:value-type="percentage" office:value="0.135372347542212" calcext:value-type="percentage">
            <text:p>13.54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62044" calcext:value-type="float">
            <text:p>162044</text:p>
          </table:table-cell>
          <table:table-cell office:value-type="float" office:value="161841" calcext:value-type="float">
            <text:p>161841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50896" calcext:value-type="float">
            <text:p>50896</text:p>
          </table:table-cell>
          <table:table-cell office:value-type="float" office:value="50854" calcext:value-type="float">
            <text:p>5085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26868" calcext:value-type="float">
            <text:p>2686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3535" calcext:value-type="float">
            <text:p>163535</text:p>
          </table:table-cell>
          <table:table-cell office:value-type="float" office:value="163347" calcext:value-type="float">
            <text:p>163347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50014" calcext:value-type="float">
            <text:p>5001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7035" calcext:value-type="float">
            <text:p>27035</text:p>
          </table:table-cell>
          <table:table-cell office:value-type="float" office:value="26981" calcext:value-type="float">
            <text:p>2698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276144" calcext:value-type="float">
            <text:p>2276144</text:p>
          </table:table-cell>
          <table:table-cell office:value-type="float" office:value="1951519" calcext:value-type="float">
            <text:p>1951519</text:p>
          </table:table-cell>
          <table:table-cell office:value-type="float" office:value="324625" calcext:value-type="float">
            <text:p>324625</text:p>
          </table:table-cell>
          <table:table-cell/>
          <table:table-cell office:value-type="float" office:value="445176" calcext:value-type="float">
            <text:p>445176</text:p>
          </table:table-cell>
          <table:table-cell office:value-type="float" office:value="352620" calcext:value-type="float">
            <text:p>352620</text:p>
          </table:table-cell>
          <table:table-cell office:value-type="float" office:value="92556" calcext:value-type="float">
            <text:p>92556</text:p>
          </table:table-cell>
          <table:table-cell/>
          <table:table-cell office:value-type="float" office:value="297657" calcext:value-type="float">
            <text:p>297657</text:p>
          </table:table-cell>
          <table:table-cell office:value-type="float" office:value="218177" calcext:value-type="float">
            <text:p>218177</text:p>
          </table:table-cell>
          <table:table-cell office:value-type="float" office:value="79480" calcext:value-type="float">
            <text:p>79480</text:p>
          </table:table-cell>
          <table:table-cell/>
          <table:table-cell table:style-name="ce1" table:formula="of:=[.M7]/([.E7]+[.I7]+[.M7])" office:value-type="percentage" office:value="0.160028671468064" calcext:value-type="percentage">
            <text:p>16.00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72925" calcext:value-type="float">
            <text:p>172925</text:p>
          </table:table-cell>
          <table:table-cell office:value-type="float" office:value="172748" calcext:value-type="float">
            <text:p>17274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47411" calcext:value-type="float">
            <text:p>47411</text:p>
          </table:table-cell>
          <table:table-cell office:value-type="float" office:value="47323" calcext:value-type="float">
            <text:p>4732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2218" calcext:value-type="float">
            <text:p>32218</text:p>
          </table:table-cell>
          <table:table-cell office:value-type="float" office:value="32159" calcext:value-type="float">
            <text:p>32159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938129" calcext:value-type="float">
            <text:p>2938129</text:p>
          </table:table-cell>
          <table:table-cell office:value-type="float" office:value="2606460" calcext:value-type="float">
            <text:p>2606460</text:p>
          </table:table-cell>
          <table:table-cell office:value-type="float" office:value="331669" calcext:value-type="float">
            <text:p>331669</text:p>
          </table:table-cell>
          <table:table-cell/>
          <table:table-cell office:value-type="float" office:value="483634" calcext:value-type="float">
            <text:p>483634</text:p>
          </table:table-cell>
          <table:table-cell office:value-type="float" office:value="386511" calcext:value-type="float">
            <text:p>386511</text:p>
          </table:table-cell>
          <table:table-cell office:value-type="float" office:value="97123" calcext:value-type="float">
            <text:p>97123</text:p>
          </table:table-cell>
          <table:table-cell/>
          <table:table-cell office:value-type="float" office:value="321686" calcext:value-type="float">
            <text:p>321686</text:p>
          </table:table-cell>
          <table:table-cell office:value-type="float" office:value="246346" calcext:value-type="float">
            <text:p>246346</text:p>
          </table:table-cell>
          <table:table-cell office:value-type="float" office:value="75340" calcext:value-type="float">
            <text:p>75340</text:p>
          </table:table-cell>
          <table:table-cell/>
          <table:table-cell table:style-name="ce1" table:formula="of:=[.M9]/([.E9]+[.I9]+[.M9])" office:value-type="percentage" office:value="0.149444986630486" calcext:value-type="percentage">
            <text:p>14.94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283459" calcext:value-type="float">
            <text:p>2283459</text:p>
          </table:table-cell>
          <table:table-cell office:value-type="float" office:value="1953019" calcext:value-type="float">
            <text:p>1953019</text:p>
          </table:table-cell>
          <table:table-cell office:value-type="float" office:value="330440" calcext:value-type="float">
            <text:p>330440</text:p>
          </table:table-cell>
          <table:table-cell/>
          <table:table-cell office:value-type="float" office:value="443090" calcext:value-type="float">
            <text:p>443090</text:p>
          </table:table-cell>
          <table:table-cell office:value-type="float" office:value="348018" calcext:value-type="float">
            <text:p>348018</text:p>
          </table:table-cell>
          <table:table-cell office:value-type="float" office:value="95072" calcext:value-type="float">
            <text:p>95072</text:p>
          </table:table-cell>
          <table:table-cell/>
          <table:table-cell office:value-type="float" office:value="288306" calcext:value-type="float">
            <text:p>288306</text:p>
          </table:table-cell>
          <table:table-cell office:value-type="float" office:value="213355" calcext:value-type="float">
            <text:p>213355</text:p>
          </table:table-cell>
          <table:table-cell office:value-type="float" office:value="74951" calcext:value-type="float">
            <text:p>74951</text:p>
          </table:table-cell>
          <table:table-cell/>
          <table:table-cell table:style-name="ce1" table:formula="of:=[.M10]/([.E10]+[.I10]+[.M10])" office:value-type="percentage" office:value="0.149763319166452" calcext:value-type="percentage">
            <text:p>14.98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86687" calcext:value-type="float">
            <text:p>186687</text:p>
          </table:table-cell>
          <table:table-cell office:value-type="float" office:value="186490" calcext:value-type="float">
            <text:p>18649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7302" calcext:value-type="float">
            <text:p>47302</text:p>
          </table:table-cell>
          <table:table-cell office:value-type="float" office:value="47221" calcext:value-type="float">
            <text:p>4722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0598" calcext:value-type="float">
            <text:p>30598</text:p>
          </table:table-cell>
          <table:table-cell office:value-type="float" office:value="30558" calcext:value-type="float">
            <text:p>3055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079176" calcext:value-type="float">
            <text:p>3079176</text:p>
          </table:table-cell>
          <table:table-cell office:value-type="float" office:value="2710834" calcext:value-type="float">
            <text:p>2710834</text:p>
          </table:table-cell>
          <table:table-cell office:value-type="float" office:value="368342" calcext:value-type="float">
            <text:p>368342</text:p>
          </table:table-cell>
          <table:table-cell/>
          <table:table-cell office:value-type="float" office:value="496545" calcext:value-type="float">
            <text:p>496545</text:p>
          </table:table-cell>
          <table:table-cell office:value-type="float" office:value="390994" calcext:value-type="float">
            <text:p>390994</text:p>
          </table:table-cell>
          <table:table-cell office:value-type="float" office:value="105551" calcext:value-type="float">
            <text:p>105551</text:p>
          </table:table-cell>
          <table:table-cell/>
          <table:table-cell office:value-type="float" office:value="341859" calcext:value-type="float">
            <text:p>341859</text:p>
          </table:table-cell>
          <table:table-cell office:value-type="float" office:value="259564" calcext:value-type="float">
            <text:p>259564</text:p>
          </table:table-cell>
          <table:table-cell office:value-type="float" office:value="82295" calcext:value-type="float">
            <text:p>82295</text:p>
          </table:table-cell>
          <table:table-cell/>
          <table:table-cell table:style-name="ce1" table:formula="of:=[.M12]/([.E12]+[.I12]+[.M12])" office:value-type="percentage" office:value="0.147962559422354" calcext:value-type="percentage">
            <text:p>14.8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261004" calcext:value-type="float">
            <text:p>2261004</text:p>
          </table:table-cell>
          <table:table-cell office:value-type="float" office:value="1933931" calcext:value-type="float">
            <text:p>1933931</text:p>
          </table:table-cell>
          <table:table-cell office:value-type="float" office:value="327073" calcext:value-type="float">
            <text:p>327073</text:p>
          </table:table-cell>
          <table:table-cell/>
          <table:table-cell office:value-type="float" office:value="445129" calcext:value-type="float">
            <text:p>445129</text:p>
          </table:table-cell>
          <table:table-cell office:value-type="float" office:value="350003" calcext:value-type="float">
            <text:p>350003</text:p>
          </table:table-cell>
          <table:table-cell office:value-type="float" office:value="95126" calcext:value-type="float">
            <text:p>95126</text:p>
          </table:table-cell>
          <table:table-cell/>
          <table:table-cell office:value-type="float" office:value="297686" calcext:value-type="float">
            <text:p>297686</text:p>
          </table:table-cell>
          <table:table-cell office:value-type="float" office:value="220126" calcext:value-type="float">
            <text:p>220126</text:p>
          </table:table-cell>
          <table:table-cell office:value-type="float" office:value="77560" calcext:value-type="float">
            <text:p>77560</text:p>
          </table:table-cell>
          <table:table-cell/>
          <table:table-cell table:style-name="ce1" table:formula="of:=[.M13]/([.E13]+[.I13]+[.M13])" office:value-type="percentage" office:value="0.155194803895478" calcext:value-type="percentage">
            <text:p>15.5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552590" calcext:value-type="float">
            <text:p>3552590</text:p>
          </table:table-cell>
          <table:table-cell office:value-type="float" office:value="3223397" calcext:value-type="float">
            <text:p>3223397</text:p>
          </table:table-cell>
          <table:table-cell office:value-type="float" office:value="329193" calcext:value-type="float">
            <text:p>329193</text:p>
          </table:table-cell>
          <table:table-cell/>
          <table:table-cell office:value-type="float" office:value="501899" calcext:value-type="float">
            <text:p>501899</text:p>
          </table:table-cell>
          <table:table-cell office:value-type="float" office:value="406928" calcext:value-type="float">
            <text:p>406928</text:p>
          </table:table-cell>
          <table:table-cell office:value-type="float" office:value="94971" calcext:value-type="float">
            <text:p>94971</text:p>
          </table:table-cell>
          <table:table-cell/>
          <table:table-cell office:value-type="float" office:value="359509" calcext:value-type="float">
            <text:p>359509</text:p>
          </table:table-cell>
          <table:table-cell office:value-type="float" office:value="280148" calcext:value-type="float">
            <text:p>280148</text:p>
          </table:table-cell>
          <table:table-cell office:value-type="float" office:value="79361" calcext:value-type="float">
            <text:p>79361</text:p>
          </table:table-cell>
          <table:table-cell/>
          <table:table-cell table:style-name="ce1" table:formula="of:=[.M14]/([.E14]+[.I14]+[.M14])" office:value-type="percentage" office:value="0.157610843552952" calcext:value-type="percentage">
            <text:p>15.76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248917" calcext:value-type="float">
            <text:p>2248917</text:p>
          </table:table-cell>
          <table:table-cell office:value-type="float" office:value="1928917" calcext:value-type="float">
            <text:p>1928917</text:p>
          </table:table-cell>
          <table:table-cell office:value-type="float" office:value="320000" calcext:value-type="float">
            <text:p>320000</text:p>
          </table:table-cell>
          <table:table-cell/>
          <table:table-cell office:value-type="float" office:value="444673" calcext:value-type="float">
            <text:p>444673</text:p>
          </table:table-cell>
          <table:table-cell office:value-type="float" office:value="350416" calcext:value-type="float">
            <text:p>350416</text:p>
          </table:table-cell>
          <table:table-cell office:value-type="float" office:value="94257" calcext:value-type="float">
            <text:p>94257</text:p>
          </table:table-cell>
          <table:table-cell/>
          <table:table-cell office:value-type="float" office:value="292091" calcext:value-type="float">
            <text:p>292091</text:p>
          </table:table-cell>
          <table:table-cell office:value-type="float" office:value="217193" calcext:value-type="float">
            <text:p>217193</text:p>
          </table:table-cell>
          <table:table-cell office:value-type="float" office:value="74898" calcext:value-type="float">
            <text:p>74898</text:p>
          </table:table-cell>
          <table:table-cell/>
          <table:table-cell table:style-name="ce1" table:formula="of:=[.M15]/([.E15]+[.I15]+[.M15])" office:value-type="percentage" office:value="0.15311711011847" calcext:value-type="percentage">
            <text:p>15.31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59560" calcext:value-type="float">
            <text:p>159560</text:p>
          </table:table-cell>
          <table:table-cell office:value-type="float" office:value="159387" calcext:value-type="float">
            <text:p>159387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52764" calcext:value-type="float">
            <text:p>52764</text:p>
          </table:table-cell>
          <table:table-cell office:value-type="float" office:value="52690" calcext:value-type="float">
            <text:p>526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6744" calcext:value-type="float">
            <text:p>26744</text:p>
          </table:table-cell>
          <table:table-cell office:value-type="float" office:value="26717" calcext:value-type="float">
            <text:p>2671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7123" calcext:value-type="float">
            <text:p>157123</text:p>
          </table:table-cell>
          <table:table-cell office:value-type="float" office:value="156923" calcext:value-type="float">
            <text:p>15692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8613" calcext:value-type="float">
            <text:p>48613</text:p>
          </table:table-cell>
          <table:table-cell office:value-type="float" office:value="48546" calcext:value-type="float">
            <text:p>4854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7970" calcext:value-type="float">
            <text:p>27970</text:p>
          </table:table-cell>
          <table:table-cell office:value-type="float" office:value="27932" calcext:value-type="float">
            <text:p>2793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8441" calcext:value-type="float">
            <text:p>158441</text:p>
          </table:table-cell>
          <table:table-cell office:value-type="float" office:value="158248" calcext:value-type="float">
            <text:p>158248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49959" calcext:value-type="float">
            <text:p>49959</text:p>
          </table:table-cell>
          <table:table-cell office:value-type="float" office:value="49892" calcext:value-type="float">
            <text:p>4989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7295" calcext:value-type="float">
            <text:p>27295</text:p>
          </table:table-cell>
          <table:table-cell office:value-type="float" office:value="27266" calcext:value-type="float">
            <text:p>2726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59837" calcext:value-type="float">
            <text:p>159837</text:p>
          </table:table-cell>
          <table:table-cell office:value-type="float" office:value="159663" calcext:value-type="float">
            <text:p>159663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49949" calcext:value-type="float">
            <text:p>49949</text:p>
          </table:table-cell>
          <table:table-cell office:value-type="float" office:value="49875" calcext:value-type="float">
            <text:p>4987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7536" calcext:value-type="float">
            <text:p>27536</text:p>
          </table:table-cell>
          <table:table-cell office:value-type="float" office:value="27472" calcext:value-type="float">
            <text:p>2747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8721" calcext:value-type="float">
            <text:p>168721</text:p>
          </table:table-cell>
          <table:table-cell office:value-type="float" office:value="168516" calcext:value-type="float">
            <text:p>168516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42889" calcext:value-type="float">
            <text:p>42889</text:p>
          </table:table-cell>
          <table:table-cell office:value-type="float" office:value="42825" calcext:value-type="float">
            <text:p>4282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6859" calcext:value-type="float">
            <text:p>26859</text:p>
          </table:table-cell>
          <table:table-cell office:value-type="float" office:value="26828" calcext:value-type="float">
            <text:p>2682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928073" calcext:value-type="float">
            <text:p>1928073</text:p>
          </table:table-cell>
          <table:table-cell office:value-type="float" office:value="1548090" calcext:value-type="float">
            <text:p>1548090</text:p>
          </table:table-cell>
          <table:table-cell office:value-type="float" office:value="379983" calcext:value-type="float">
            <text:p>379983</text:p>
          </table:table-cell>
          <table:table-cell/>
          <table:table-cell office:value-type="float" office:value="426457" calcext:value-type="float">
            <text:p>426457</text:p>
          </table:table-cell>
          <table:table-cell office:value-type="float" office:value="316780" calcext:value-type="float">
            <text:p>316780</text:p>
          </table:table-cell>
          <table:table-cell office:value-type="float" office:value="109677" calcext:value-type="float">
            <text:p>109677</text:p>
          </table:table-cell>
          <table:table-cell/>
          <table:table-cell office:value-type="float" office:value="247324" calcext:value-type="float">
            <text:p>247324</text:p>
          </table:table-cell>
          <table:table-cell office:value-type="float" office:value="172034" calcext:value-type="float">
            <text:p>172034</text:p>
          </table:table-cell>
          <table:table-cell office:value-type="float" office:value="75290" calcext:value-type="float">
            <text:p>75290</text:p>
          </table:table-cell>
          <table:table-cell/>
          <table:table-cell table:style-name="ce1" table:formula="of:=[.M21]/([.E21]+[.I21]+[.M21])" office:value-type="percentage" office:value="0.133268430834587" calcext:value-type="percentage">
            <text:p>13.33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56091" calcext:value-type="float">
            <text:p>156091</text:p>
          </table:table-cell>
          <table:table-cell office:value-type="float" office:value="155898" calcext:value-type="float">
            <text:p>155898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48760" calcext:value-type="float">
            <text:p>48760</text:p>
          </table:table-cell>
          <table:table-cell office:value-type="float" office:value="48710" calcext:value-type="float">
            <text:p>487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630" calcext:value-type="float">
            <text:p>27630</text:p>
          </table:table-cell>
          <table:table-cell office:value-type="float" office:value="27583" calcext:value-type="float">
            <text:p>2758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56181" calcext:value-type="float">
            <text:p>156181</text:p>
          </table:table-cell>
          <table:table-cell office:value-type="float" office:value="155977" calcext:value-type="float">
            <text:p>155977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49101" calcext:value-type="float">
            <text:p>49101</text:p>
          </table:table-cell>
          <table:table-cell office:value-type="float" office:value="49031" calcext:value-type="float">
            <text:p>4903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7614" calcext:value-type="float">
            <text:p>27614</text:p>
          </table:table-cell>
          <table:table-cell office:value-type="float" office:value="27574" calcext:value-type="float">
            <text:p>2757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543559" calcext:value-type="float">
            <text:p>543559</text:p>
          </table:table-cell>
          <table:table-cell office:value-type="float" office:value="165832" calcext:value-type="float">
            <text:p>165832</text:p>
          </table:table-cell>
          <table:table-cell office:value-type="float" office:value="377727" calcext:value-type="float">
            <text:p>377727</text:p>
          </table:table-cell>
          <table:table-cell/>
          <table:table-cell office:value-type="float" office:value="154734" calcext:value-type="float">
            <text:p>154734</text:p>
          </table:table-cell>
          <table:table-cell office:value-type="float" office:value="45671" calcext:value-type="float">
            <text:p>45671</text:p>
          </table:table-cell>
          <table:table-cell office:value-type="float" office:value="109063" calcext:value-type="float">
            <text:p>109063</text:p>
          </table:table-cell>
          <table:table-cell/>
          <table:table-cell office:value-type="float" office:value="102822" calcext:value-type="float">
            <text:p>102822</text:p>
          </table:table-cell>
          <table:table-cell office:value-type="float" office:value="26075" calcext:value-type="float">
            <text:p>26075</text:p>
          </table:table-cell>
          <table:table-cell office:value-type="float" office:value="76747" calcext:value-type="float">
            <text:p>76747</text:p>
          </table:table-cell>
          <table:table-cell/>
          <table:table-cell table:style-name="ce1" table:formula="of:=[.M24]/([.E24]+[.I24]+[.M24])" office:value-type="percentage" office:value="0.136188040891725" calcext:value-type="percentage">
            <text:p>13.62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506723" calcext:value-type="float">
            <text:p>506723</text:p>
          </table:table-cell>
          <table:table-cell office:value-type="float" office:value="130842" calcext:value-type="float">
            <text:p>130842</text:p>
          </table:table-cell>
          <table:table-cell office:value-type="float" office:value="375881" calcext:value-type="float">
            <text:p>375881</text:p>
          </table:table-cell>
          <table:table-cell/>
          <table:table-cell office:value-type="float" office:value="142988" calcext:value-type="float">
            <text:p>142988</text:p>
          </table:table-cell>
          <table:table-cell office:value-type="float" office:value="36061" calcext:value-type="float">
            <text:p>36061</text:p>
          </table:table-cell>
          <table:table-cell office:value-type="float" office:value="106927" calcext:value-type="float">
            <text:p>106927</text:p>
          </table:table-cell>
          <table:table-cell/>
          <table:table-cell office:value-type="float" office:value="104480" calcext:value-type="float">
            <text:p>104480</text:p>
          </table:table-cell>
          <table:table-cell office:value-type="float" office:value="27152" calcext:value-type="float">
            <text:p>27152</text:p>
          </table:table-cell>
          <table:table-cell office:value-type="float" office:value="77328" calcext:value-type="float">
            <text:p>77328</text:p>
          </table:table-cell>
          <table:table-cell/>
          <table:table-cell table:style-name="ce1" table:formula="of:=[.M25]/([.E25]+[.I25]+[.M25])" office:value-type="percentage" office:value="0.138052187325935" calcext:value-type="percentage">
            <text:p>13.81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59781" calcext:value-type="float">
            <text:p>159781</text:p>
          </table:table-cell>
          <table:table-cell office:value-type="float" office:value="159550" calcext:value-type="float">
            <text:p>15955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47463" calcext:value-type="float">
            <text:p>47463</text:p>
          </table:table-cell>
          <table:table-cell office:value-type="float" office:value="47394" calcext:value-type="float">
            <text:p>4739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7265" calcext:value-type="float">
            <text:p>27265</text:p>
          </table:table-cell>
          <table:table-cell office:value-type="float" office:value="27224" calcext:value-type="float">
            <text:p>2722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302533" calcext:value-type="float">
            <text:p>1302533</text:p>
          </table:table-cell>
          <table:table-cell office:value-type="float" office:value="968715" calcext:value-type="float">
            <text:p>968715</text:p>
          </table:table-cell>
          <table:table-cell office:value-type="float" office:value="333818" calcext:value-type="float">
            <text:p>333818</text:p>
          </table:table-cell>
          <table:table-cell/>
          <table:table-cell office:value-type="float" office:value="334386" calcext:value-type="float">
            <text:p>334386</text:p>
          </table:table-cell>
          <table:table-cell office:value-type="float" office:value="236910" calcext:value-type="float">
            <text:p>236910</text:p>
          </table:table-cell>
          <table:table-cell office:value-type="float" office:value="97476" calcext:value-type="float">
            <text:p>97476</text:p>
          </table:table-cell>
          <table:table-cell/>
          <table:table-cell office:value-type="float" office:value="211415" calcext:value-type="float">
            <text:p>211415</text:p>
          </table:table-cell>
          <table:table-cell office:value-type="float" office:value="138417" calcext:value-type="float">
            <text:p>138417</text:p>
          </table:table-cell>
          <table:table-cell office:value-type="float" office:value="72998" calcext:value-type="float">
            <text:p>72998</text:p>
          </table:table-cell>
          <table:table-cell/>
          <table:table-cell table:style-name="ce1" table:formula="of:=[.M27]/([.E27]+[.I27]+[.M27])" office:value-type="percentage" office:value="0.144753436501075" calcext:value-type="percentage">
            <text:p>14.48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800952" calcext:value-type="float">
            <text:p>1800952</text:p>
          </table:table-cell>
          <table:table-cell office:value-type="float" office:value="1472379" calcext:value-type="float">
            <text:p>1472379</text:p>
          </table:table-cell>
          <table:table-cell office:value-type="float" office:value="328573" calcext:value-type="float">
            <text:p>328573</text:p>
          </table:table-cell>
          <table:table-cell/>
          <table:table-cell office:value-type="float" office:value="389696" calcext:value-type="float">
            <text:p>389696</text:p>
          </table:table-cell>
          <table:table-cell office:value-type="float" office:value="294665" calcext:value-type="float">
            <text:p>294665</text:p>
          </table:table-cell>
          <table:table-cell office:value-type="float" office:value="95031" calcext:value-type="float">
            <text:p>95031</text:p>
          </table:table-cell>
          <table:table-cell/>
          <table:table-cell office:value-type="float" office:value="239556" calcext:value-type="float">
            <text:p>239556</text:p>
          </table:table-cell>
          <table:table-cell office:value-type="float" office:value="169132" calcext:value-type="float">
            <text:p>169132</text:p>
          </table:table-cell>
          <table:table-cell office:value-type="float" office:value="70424" calcext:value-type="float">
            <text:p>70424</text:p>
          </table:table-cell>
          <table:table-cell/>
          <table:table-cell table:style-name="ce1" table:formula="of:=[.M28]/([.E28]+[.I28]+[.M28])" office:value-type="percentage" office:value="0.14255062466095" calcext:value-type="percentage">
            <text:p>14.26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79700" calcext:value-type="float">
            <text:p>179700</text:p>
          </table:table-cell>
          <table:table-cell office:value-type="float" office:value="179496" calcext:value-type="float">
            <text:p>179496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51182" calcext:value-type="float">
            <text:p>51182</text:p>
          </table:table-cell>
          <table:table-cell office:value-type="float" office:value="51126" calcext:value-type="float">
            <text:p>511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0939" calcext:value-type="float">
            <text:p>30939</text:p>
          </table:table-cell>
          <table:table-cell office:value-type="float" office:value="30898" calcext:value-type="float">
            <text:p>3089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81310" calcext:value-type="float">
            <text:p>181310</text:p>
          </table:table-cell>
          <table:table-cell office:value-type="float" office:value="181104" calcext:value-type="float">
            <text:p>181104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53190" calcext:value-type="float">
            <text:p>53190</text:p>
          </table:table-cell>
          <table:table-cell office:value-type="float" office:value="53132" calcext:value-type="float">
            <text:p>5313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0439" calcext:value-type="float">
            <text:p>30439</text:p>
          </table:table-cell>
          <table:table-cell office:value-type="float" office:value="30396" calcext:value-type="float">
            <text:p>3039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410579" calcext:value-type="float">
            <text:p>1410579</text:p>
          </table:table-cell>
          <table:table-cell office:value-type="float" office:value="1037546" calcext:value-type="float">
            <text:p>1037546</text:p>
          </table:table-cell>
          <table:table-cell office:value-type="float" office:value="373033" calcext:value-type="float">
            <text:p>373033</text:p>
          </table:table-cell>
          <table:table-cell/>
          <table:table-cell office:value-type="float" office:value="353316" calcext:value-type="float">
            <text:p>353316</text:p>
          </table:table-cell>
          <table:table-cell office:value-type="float" office:value="245590" calcext:value-type="float">
            <text:p>245590</text:p>
          </table:table-cell>
          <table:table-cell office:value-type="float" office:value="107726" calcext:value-type="float">
            <text:p>107726</text:p>
          </table:table-cell>
          <table:table-cell/>
          <table:table-cell office:value-type="float" office:value="218169" calcext:value-type="float">
            <text:p>218169</text:p>
          </table:table-cell>
          <table:table-cell office:value-type="float" office:value="139120" calcext:value-type="float">
            <text:p>139120</text:p>
          </table:table-cell>
          <table:table-cell office:value-type="float" office:value="79049" calcext:value-type="float">
            <text:p>79049</text:p>
          </table:table-cell>
          <table:table-cell/>
          <table:table-cell table:style-name="ce1" table:formula="of:=[.M31]/([.E31]+[.I31]+[.M31])" office:value-type="percentage" office:value="0.141207342517435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9250" calcext:value-type="float">
            <text:p>169250</text:p>
          </table:table-cell>
          <table:table-cell office:value-type="float" office:value="169031" calcext:value-type="float">
            <text:p>169031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48541" calcext:value-type="float">
            <text:p>48541</text:p>
          </table:table-cell>
          <table:table-cell office:value-type="float" office:value="48469" calcext:value-type="float">
            <text:p>4846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81" calcext:value-type="float">
            <text:p>25981</text:p>
          </table:table-cell>
          <table:table-cell office:value-type="float" office:value="25941" calcext:value-type="float">
            <text:p>2594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63125" calcext:value-type="float">
            <text:p>163125</text:p>
          </table:table-cell>
          <table:table-cell office:value-type="float" office:value="162936" calcext:value-type="float">
            <text:p>162936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50396" calcext:value-type="float">
            <text:p>50396</text:p>
          </table:table-cell>
          <table:table-cell office:value-type="float" office:value="50320" calcext:value-type="float">
            <text:p>5032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6631" calcext:value-type="float">
            <text:p>26631</text:p>
          </table:table-cell>
          <table:table-cell office:value-type="float" office:value="26595" calcext:value-type="float">
            <text:p>2659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4"/>
          <table:table-cell table:style-name="ce1" table:formula="of:=SUM([.O2:.O33])/14" office:value-type="percentage" office:value="0.146036764609155" calcext:value-type="percentage">
            <text:p>14.6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6:02:55.995172534</dc:date>
    <meta:editing-duration>PT5M50S</meta:editing-duration>
    <meta:editing-cycles>1</meta:editing-cycles>
    <meta:document-statistic meta:table-count="1" meta:cell-count="389" meta:object-count="0"/>
    <meta:generator>LibreOffice/5.1.6.2$Linux_X86_64 LibreOffice_project/10m0$Build-2</meta:generator>
  </office:meta>
</office:document-meta>
</file>